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text-position="0% 100%" officeooo:rsid="00189249" officeooo:paragraph-rsid="00189249"/>
    </style:style>
    <style:style style:name="P2" style:family="paragraph" style:parent-style-name="Standard">
      <style:paragraph-properties fo:text-align="start" style:justify-single-word="false"/>
      <style:text-properties style:text-position="0% 100%" officeooo:rsid="00189249" officeooo:paragraph-rsid="00189249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1c1f9c" officeooo:paragraph-rsid="001c1f9c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1d633d" officeooo:paragraph-rsid="001d633d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1e103c" officeooo:paragraph-rsid="001e103c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1e103c" officeooo:paragraph-rsid="001f600d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1f600d" officeooo:paragraph-rsid="001f600d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06155" officeooo:paragraph-rsid="00206155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1307f" officeooo:paragraph-rsid="0021307f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1307f" officeooo:paragraph-rsid="002293d2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1307f" officeooo:paragraph-rsid="0023a763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3a763" officeooo:paragraph-rsid="0023a763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54657" officeooo:paragraph-rsid="00254657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2a4e08" officeooo:paragraph-rsid="002a4e08"/>
    </style:style>
    <style:style style:name="P15" style:family="paragraph" style:parent-style-name="Standard">
      <style:paragraph-properties fo:text-align="start" style:justify-single-word="false" fo:break-before="page"/>
      <style:text-properties style:text-position="0% 100%" officeooo:rsid="001c1f9c" officeooo:paragraph-rsid="001c1f9c"/>
    </style:style>
    <style:style style:name="P16" style:family="paragraph" style:parent-style-name="Standard">
      <style:paragraph-properties fo:text-align="end" style:justify-single-word="false" fo:break-before="page"/>
      <style:text-properties style:text-position="0% 100%" officeooo:rsid="001d633d" officeooo:paragraph-rsid="001d633d"/>
    </style:style>
    <style:style style:name="P17" style:family="paragraph" style:parent-style-name="Standard">
      <style:paragraph-properties fo:text-align="start" style:justify-single-word="false" fo:break-before="page"/>
      <style:text-properties style:text-position="0% 100%" officeooo:rsid="001e103c" officeooo:paragraph-rsid="001e103c"/>
    </style:style>
    <style:style style:name="P18" style:family="paragraph" style:parent-style-name="Standard">
      <style:paragraph-properties fo:text-align="end" style:justify-single-word="false" fo:break-before="page"/>
      <style:text-properties style:text-position="0% 100%" officeooo:rsid="001e103c" officeooo:paragraph-rsid="001f600d"/>
    </style:style>
    <style:style style:name="P19" style:family="paragraph" style:parent-style-name="Standard">
      <style:paragraph-properties fo:text-align="start" style:justify-single-word="false" fo:break-before="page"/>
      <style:text-properties style:text-position="0% 100%" officeooo:rsid="001f600d" officeooo:paragraph-rsid="001f600d"/>
    </style:style>
    <style:style style:name="P20" style:family="paragraph" style:parent-style-name="Standard">
      <style:paragraph-properties fo:text-align="end" style:justify-single-word="false" fo:break-before="page"/>
      <style:text-properties style:text-position="0% 100%" officeooo:rsid="0021307f" officeooo:paragraph-rsid="0021307f"/>
    </style:style>
    <style:style style:name="P21" style:family="paragraph" style:parent-style-name="Standard">
      <style:paragraph-properties fo:text-align="start" style:justify-single-word="false" fo:break-before="page"/>
      <style:text-properties style:text-position="0% 100%" officeooo:rsid="0021307f" officeooo:paragraph-rsid="0021307f"/>
    </style:style>
    <style:style style:name="P22" style:family="paragraph" style:parent-style-name="Standard">
      <style:paragraph-properties fo:text-align="end" style:justify-single-word="false" fo:break-before="page"/>
      <style:text-properties style:text-position="0% 100%" officeooo:rsid="0023a763" officeooo:paragraph-rsid="0023a763"/>
    </style:style>
    <style:style style:name="P23" style:family="paragraph" style:parent-style-name="Standard">
      <style:paragraph-properties fo:text-align="start" style:justify-single-word="false" fo:break-before="page"/>
      <style:text-properties style:text-position="0% 100%" officeooo:rsid="00254657" officeooo:paragraph-rsid="00254657"/>
    </style:style>
    <style:style style:name="P24" style:family="paragraph" style:parent-style-name="Standard">
      <style:paragraph-properties fo:text-align="start" style:justify-single-word="false" fo:break-before="column"/>
      <style:text-properties style:text-position="0% 100%" officeooo:rsid="00254657" officeooo:paragraph-rsid="00254657"/>
    </style:style>
    <style:style style:name="P25" style:family="paragraph" style:parent-style-name="Header">
      <style:text-properties fo:font-variant="small-caps" officeooo:rsid="000f0ce1" officeooo:paragraph-rsid="00178dfc" style:font-size-asian="10.5pt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178dfc"/>
    </style:style>
    <style:style style:name="T4" style:family="text">
      <style:text-properties officeooo:rsid="000db761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a7149"/>
    </style:style>
    <style:style style:name="T7" style:family="text">
      <style:text-properties officeooo:rsid="001a7149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style:text-position="super 58%"/>
    </style:style>
    <style:style style:name="T11" style:family="text">
      <style:text-properties style:text-line-through-style="none" style:text-line-through-type="none" style:text-position="super 58%" officeooo:rsid="001f600d"/>
    </style:style>
    <style:style style:name="T12" style:family="text">
      <style:text-properties style:text-line-through-style="none" style:text-line-through-type="none" style:text-position="super 58%" style:text-underline-style="none"/>
    </style:style>
    <style:style style:name="T13" style:family="text">
      <style:text-properties style:text-line-through-style="none" style:text-line-through-type="none" style:text-position="super 58%" style:text-underline-style="none" officeooo:rsid="002293d2"/>
    </style:style>
    <style:style style:name="T14" style:family="text">
      <style:text-properties style:text-line-through-style="none" style:text-line-through-type="none" style:text-position="super 58%" style:text-underline-style="none" officeooo:rsid="0023a763"/>
    </style:style>
    <style:style style:name="T15" style:family="text">
      <style:text-properties style:text-line-through-style="none" style:text-line-through-type="none" style:text-position="super 58%" style:text-underline-style="none" officeooo:rsid="00254657"/>
    </style:style>
    <style:style style:name="T16" style:family="text">
      <style:text-properties style:text-line-through-style="none" style:text-line-through-type="none" officeooo:rsid="001cfef8"/>
    </style:style>
    <style:style style:name="T17" style:family="text">
      <style:text-properties style:text-line-through-style="none" style:text-line-through-type="none" style:text-position="sub 58%"/>
    </style:style>
    <style:style style:name="T18" style:family="text">
      <style:text-properties style:text-line-through-style="none" style:text-line-through-type="none" style:text-position="sub 58%" style:text-underline-style="none"/>
    </style:style>
    <style:style style:name="T19" style:family="text">
      <style:text-properties style:text-line-through-style="none" style:text-line-through-type="none" officeooo:rsid="001f600d"/>
    </style:style>
    <style:style style:name="T2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1" style:family="text">
      <style:text-properties style:text-line-through-style="none" style:text-line-through-type="none" style:text-underline-style="none"/>
    </style:style>
    <style:style style:name="T22" style:family="text">
      <style:text-properties style:text-line-through-style="none" style:text-line-through-type="none" style:text-underline-style="none" officeooo:rsid="0021307f"/>
    </style:style>
    <style:style style:name="T23" style:family="text">
      <style:text-properties style:text-line-through-style="none" style:text-line-through-type="none" style:text-underline-style="none" officeooo:rsid="002293d2"/>
    </style:style>
    <style:style style:name="T24" style:family="text">
      <style:text-properties style:text-line-through-style="none" style:text-line-through-type="none" style:text-underline-style="none" officeooo:rsid="0023a763"/>
    </style:style>
    <style:style style:name="T25" style:family="text">
      <style:text-properties style:text-line-through-style="none" style:text-line-through-type="none" style:text-underline-style="none" officeooo:rsid="00254657"/>
    </style:style>
    <style:style style:name="T26" style:family="text">
      <style:text-properties style:text-line-through-style="none" style:text-line-through-type="none" style:text-underline-style="none" officeooo:rsid="002903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3</text:p>
      <text:p text:style-name="P2">1<text:span text:style-name="T5">er</text:span>.<text:line-break/><text:line-break/>J'au vû aujourdhui Bernard Gilly, italien,<text:line-break/>haut de 7 piés 8 pouces de Roy. Il est âgé de<text:line-break/>26 ans, n'a pas encore de barbe et est bien<text:line-break/>proportionné.</text:p>
      <text:p text:style-name="P2"/>
      <text:p text:style-name="P2">2<text:line-break/><text:line-break/>L'hotel-de ville a aujourdhuidécidé dans l'affaire<text:line-break/>d'entre le n<text:span text:style-name="T5">é</text:span>. Cha<text:span text:style-name="T7">u</text:span>del<text:span text:style-name="T7">t adjudicataire de la ferme<text:line-break/>des drois sur les bois &amp;</text:span><text:span text:style-name="T6">a</text:span><text:span text:style-name="T7"> et le S. Mougenot, qu'il<text:line-break/>n'y avoit point de droits sur les bois de chauffage.</text:span></text:p>
      <text:p text:style-name="P3">M. le Comte de Stainville, qui ne devoit partir<text:line-break/>qu'après souper pour Paris, est parti ce matin<text:line-break/>après l'arrivée des lettres.</text:p>
      <text:p text:style-name="P3">Mad. l'Intendante est accouchée d'une fille<text:line-break/>à Paris, la nuit du 29 au 30 Juillet.</text:p>
      <text:p text:style-name="P3"/>
      <text:p text:style-name="P3">4<text:line-break/><text:line-break/>À Heillecourt les laboureurs coupent chacun<text:line-break/>deux de froment, les autres habitans<text:line-break/>chacun un . Le jour suivant sera le jour<text:line-break/>su Seigneur. Le 6 la moisson ouverte<text:line-break/>pour tous.</text:p>
      <text:p text:style-name="P3"/>
      <text:p text:style-name="P3">5<text:line-break/><text:line-break/>La Princesse Christine Comtesse d'Henneberg, passe retournant<text:line-break/>à Remiremont.</text:p>
      <text:p text:style-name="P3"/>
      <text:p text:style-name="P3">6<text:line-break/><text:line-break/>Assemblée particuliere de l'academie où<text:line-break/>etoient M<text:span text:style-name="T5">rs</text:span>. De Solignac, Thibault, de Tervenus,<text:line-break/>Andre, abbé Gautier, Durival l'ainé.<text:line-break/>On y a agité si l'assemblée publique se tiendroit<text:line-break/>à l'avenir le 20 oct. Jour de la naissance</text:p>
      <text:p text:style-name="P15">du feu Roy ; il a été trouvé qu'il n'etoit plus<text:line-break/>tems de faire ce changement pour cette<text:line-break/>année : mais qu'à l'avenir cela seroit<text:line-break/>transféré à la S. Louis 25 août.</text:p>
      <text:p text:style-name="P3"/>
      <text:p text:style-name="P3">7<text:line-break/><text:line-break/>Plusieurs particuliers du fauxbourg de Bonsecours<text:line-break/>rempiétent à leurs frais, la croix antique<text:line-break/><text:span text:style-name="T8">des Bourguignons</text:span><text:span text:style-name="T9"> de Jarville ou Geirville</text:span></text:p>
      <text:p text:style-name="P3"><text:span text:style-name="T9"/></text:p>
      <text:p text:style-name="P3"><text:span text:style-name="T9">8<text:line-break/><text:line-break/>Assemblée du Bureau de l'aumône, où etoient<text:line-break/>M.</text:span><text:span text:style-name="T10">lle</text:span><text:span text:style-name="T9">. Du Rouvrois, Joli de Morey, de Tervenus, de<text:line-break/>Bressey, de Dombale, et Durival. On y a<text:line-break/>condamné à 100f d'amende la fille de Thouvenin,<text:line-break/>huilier, sur un procès verbal du Comm</text:span><text:span text:style-name="T10">re</text:span><text:span text:style-name="T9">. Rochette.</text:span></text:p>
      <text:p text:style-name="P3"><text:span text:style-name="T9">On m'ecrit de Metz le 6 que le jugement<text:line-break/>de Metz contre le S. Husson sub</text:span><text:span text:style-name="T10">é</text:span><text:span text:style-name="T9">. À Sedan a<text:line-break/>été cassé et déclaré monstrueux et indécent,<text:line-break/>au Conseil du Roy, en presence de 51 juges,<text:line-break/>entre lesquels etoient M. le Chancelier, les<text:line-break/>ministres d’État. Chaleur 22 dégrés.</text:span></text:p>
      <text:p text:style-name="P3"><text:span text:style-name="T9"/></text:p>
      <text:p text:style-name="P3"><text:span text:style-name="T9">9<text:line-break/><text:line-break/>M. le P</text:span><text:span text:style-name="T10">er</text:span><text:span text:style-name="T9"> président m'a fait remettre un<text:line-break/>exemplaire du memoire de la Cour S</text:span><text:span text:style-name="T10">ne</text:span><text:span text:style-name="T9">. contre<text:line-break/>le Parlement de Mets in 4°, 36 pages.</text:span></text:p>
      <text:p text:style-name="P3"><text:span text:style-name="T9">Le thermométre de Reaumur marque 24 dég.<text:line-break/>de chaleur, à 3 h. ap. midi.</text:span></text:p>
      <text:p text:style-name="P3"><text:span text:style-name="T9">J'ai été d'une assemblée chès l'avocat du Roy,<text:line-break/>pour la vente de Montaigu.</text:span></text:p>
      <text:p text:style-name="P3"><text:span text:style-name="T9">Mad. Durival retourne à Ubexi.</text:span></text:p>
      <text:p text:style-name="P3"><text:span text:style-name="T9">Suiv</text:span><text:span text:style-name="T10">t</text:span><text:span text:style-name="T9">. Les lettres du 7. Le Duc de Choiseul<text:line-break/>aura vû ce jour là le camp de Soi</text:span><text:span text:style-name="T16">ss</text:span><text:span text:style-name="T9">ons<text:line-break/></text:span><text:span text:style-name="T16">d'où celui de Compiégne, où toute la Cour sera.</text:span></text:p>
      <text:p text:style-name="P16"><text:span text:style-name="T16">1</text:span><text:span text:style-name="T9">44</text:span></text:p>
      <text:p text:style-name="P4"><text:span text:style-name="T9">11<text:line-break/><text:line-break/>On me mande de Paris le 9, que la Reine<text:line-break/>est vivement affectée de la destruction<text:line-break/>précipitée des bâtimens du Roy son pere.</text:span></text:p>
      <text:p text:style-name="P4"><text:span text:style-name="T9">Le Roy etoit à Compiégne dès le 7.</text:span></text:p>
      <text:p text:style-name="P4"><text:span text:style-name="T9">La Cour S</text:span><text:span text:style-name="T10">ne</text:span><text:span text:style-name="T9">. me fait avertir par M. Collenel<text:line-break/>qu'elle s'assemblera vendredi 15 à l'hotel du<text:line-break/>grand Doyen de la Primatiale, à 4 h</text:span><text:span text:style-name="T10">1</text:span><text:span text:style-name="T9">/</text:span><text:span text:style-name="T17">2</text:span><text:span text:style-name="T9"> du soir<text:line-break/>pour la procession du vœu de Louis XIII. Et<text:line-break/>de donner les ordres à tous les corps de metiers<text:line-break/>de Nancy, qui sont en jurande de s'y trouver<text:line-break/>avec leur banniere dans l'ordre et le rang qui<text:line-break/>leur convient ainsi qu'il est d'usage.</text:span></text:p>
      <text:p text:style-name="P4"><text:span text:style-name="T9">Je me suis expliqu » sur les difficultes de ce<text:line-break/>dernier article, avec M. le P</text:span><text:span text:style-name="T10">er</text:span><text:span text:style-name="T9">. President,<text:line-break/>M. Collenel, M. l'abbé Antoine.</text:span></text:p>
      <text:p text:style-name="P4"><text:span text:style-name="T9"/></text:p>
      <text:p text:style-name="P4"><text:span text:style-name="T9">13<text:line-break/><text:line-break/>Nous commençons l'audition du Compte de<text:line-break/>1764. M. de Blair Intend</text:span><text:span text:style-name="T10">t</text:span><text:span text:style-name="T9">. De Strasbourg<text:line-break/>arrive de Paris à 11 h. du matin, pour aller<text:line-break/>coucher à Joui chès M. le Presid</text:span><text:span text:style-name="T10">t</text:span><text:span text:style-name="T9">. Pierre.<text:line-break/>Pend</text:span><text:span text:style-name="T10">t</text:span><text:span text:style-name="T9">. Que je lui montrois l'hotel de ville<text:line-break/>le feu prend à la cheminée de la cuisine<text:line-break/>chès mad. de Grandville, près du Palais,<text:line-break/>ce qui cause une grande inquiétude à<text:line-break/>cause de la proximité des archives.</text:span></text:p>
      <text:p text:style-name="P4"><text:span text:style-name="T9"/></text:p>
      <text:p text:style-name="P4"><text:span text:style-name="T9">15<text:line-break/><text:line-break/>Mon frere le Comm</text:span><text:span text:style-name="T10">re</text:span><text:span text:style-name="T9">. M'ecrit de Compiégne<text:line-break/>le 11 « Le camps des suisses se ésparera dans<text:line-break/>deux jours. Celui des français s'assemblera<text:line-break/>ensuite composé de 16 bataillons, Et puis</text:span></text:p>
      <text:p text:style-name="P17"><text:span text:style-name="T9">un troisiéme du seul reg</text:span><text:span text:style-name="T10">t </text:span><text:span text:style-name="T9">; de navarre. Tous<text:line-break/>cela sera fini pour le 28.</text:span></text:p>
      <text:p text:style-name="P5"><text:span text:style-name="T9">Tout etoit prêt pour faire aujourdhui la<text:line-break/>procession du vœu de L. XIII, depuis la primatiale<text:line-break/>passant sur la carriere, jusqu'à </text:span><text:span text:style-name="T8">la ville neuve</text:span><text:span text:style-name="T9"><text:line-break/>N. D. et de là revenant par les places S</text:span><text:span text:style-name="T10">t</text:span><text:span text:style-name="T9">.<text:line-break/>Epvre et des Dames. On s'est assemblé<text:line-break/>à 4h</text:span><text:span text:style-name="T10">1</text:span><text:span text:style-name="T9">/</text:span><text:span text:style-name="T17">2</text:span><text:span text:style-name="T9"> apr. midi, un moment après il a<text:line-break/>plu, puis le tems s'est remis. Enfin vers les<text:line-break/>5 h. on s'est mis en marche les confrairies,<text:line-break/>les paroisses, la Primatiale, vue N. D.<text:line-break/>d'argent postée sur les épaules de deux enf.<text:line-break/>De Chœur ; puis la Cour Souveraine et<text:line-break/>la Ch des C. côte à côtes, le Bailliage,<text:line-break/>la maitrise des E et f. l'hotel de ville,<text:line-break/>la justice consulaire. Il n'y avoit que<text:line-break/>la maréchaussée et un détachement de<text:line-break/>la garnison pour troupes. Sortant de<text:line-break/>la primatiale par la ruë de la congrég.<text:line-break/>on a passé entre l'hot. De ville et la statuë<text:line-break/>de L. XV. De là ruë des Jacobins, on est<text:line-break/>entré dans leur église et retourné à<text:line-break/>celle de la Primatiale. La tête de la<text:line-break/>procession y rentroit quand le queuë<text:line-break/>en sortoit.</text:span></text:p>
      <text:p text:style-name="P6"><text:span text:style-name="T9">Mad. Prevost est partie ce matin pour<text:line-break/>Paris. Elle va vendre </text:span><text:span text:style-name="T19">Montaigu et<text:line-break/>ne compte plus revenir en Lorraine.</text:span></text:p>
      <text:p text:style-name="P18"><text:span text:style-name="T19">146</text:span></text:p>
      <text:p text:style-name="P6"><text:span text:style-name="T19">16<text:line-break/><text:line-break/>Le vœu de la ville de Nancy et la fête de S. Roch<text:line-break/>se sont célébrés aujoudhui à l'ordinaire, par<text:line-break/>une messe aux Minimes de Bonsecours. Le repas<text:line-break/>s'est fait dans cette maison. Les deux Procureurs<text:line-break/>generaux y etoient.</text:span></text:p>
      <text:p text:style-name="P6"><text:span text:style-name="T19">Suivant des lettres du 14 M. de la Gal. Intend</text:span><text:span text:style-name="T11">t</text:span><text:span text:style-name="T19">.<text:line-break/>De Lorr</text:span><text:span text:style-name="T11">e</text:span><text:span text:style-name="T19">. etoit allé la veille à Etiole, d'où à<text:line-break/>Montigny chès M. Trudaine, où il restera 8 à 10<text:line-break/>jours. Il a envoyé son memoire d'observations<text:line-break/>sur les 2 parlemens ; etant probable que cette<text:line-break/>affaire se décidera bientôt à Compiégne.</text:span></text:p>
      <text:p text:style-name="P6"><text:span text:style-name="T19"/></text:p>
      <text:p text:style-name="P7"><text:span text:style-name="T9">17<text:line-break/><text:line-break/>J'ai reçu ce matin de M. de Marcol, P</text:span><text:span text:style-name="T10">r</text:span><text:span text:style-name="T9">. g</text:span><text:span text:style-name="T10">l</text:span><text:span text:style-name="T9">.<text:line-break/>la lettre suivante.</text:span></text:p>
      <text:p text:style-name="P7"><text:span text:style-name="T9">Nancy le 15 août 1766</text:span></text:p>
      <text:p text:style-name="P7"><text:span text:style-name="T9">Monsieur les sentimens d'amour et de respect<text:line-break/>pour l'auguste personne du Roy, etant profondément<text:line-break/>gravé dans le cœur de tous ses sujets, des provinces<text:line-break/>de Lorrraine et Barrois, on ne peut saisir avec trop<text:line-break/>d'empressement toutes les occasions d'en donner des<text:line-break/>marques et des démonstrations publiques ; c'est<text:line-break/>pourquoi l'intention de la Cours Souveraine est que<text:line-break/>le 25 du présent mois, fête de S. Louis dont S. M.<text:line-break/>porte le glorieux nom, il soit fait dans toutes les<text:line-break/>villes et Bourgs du reffort, les réjouissances et<text:line-break/>observé les solennités qui sont de coutume à la<text:line-break/>fête de nos souverains, et que la meme chose soit<text:line-break/>renouvellée chaque année à pareil jour.</text:span></text:p>
      <text:p text:style-name="P7"><text:span text:style-name="T9">En vous faisant part, Monsieur, des intentions<text:line-break/>de la Cour, je ne doute pas que l'hotel de ville de<text:line-break/>Nancy, à qui vous voudrés bien communiquer</text:span></text:p>
      <text:p text:style-name="P19"><text:span text:style-name="T9">ma lettre, ne se porte à donner des marques du<text:line-break/>plus grand zéle dans cette occasion.</text:span></text:p>
      <text:p text:style-name="P7"><text:span text:style-name="T9">J'ai l'honneur d'etre très parfaitement<text:line-break/>Monsieur votre très humble et très obeïssant<text:line-break/>serviteur </text:span><text:span text:style-name="T20">signé</text:span><text:span text:style-name="T21"> Marcol.</text:span></text:p>
      <text:p text:style-name="P7"><text:span text:style-name="T21"/></text:p>
      <text:p text:style-name="P8"><text:span text:style-name="T21">17<text:line-break/><text:line-break/>La procession des hommes s'est faite l'après midi,<text:line-break/>peut être pour la derniere fois. Une pauvre<text:line-break/>vieille femme y a été écrasé sous les rouës de<text:line-break/>carosse. On a été obligé de differer la comédie,<text:line-break/>et elle n'a commencé qu'après neuf heures.</text:span></text:p>
      <text:p text:style-name="P8"><text:span text:style-name="T21"/></text:p>
      <text:p text:style-name="P8"><text:span text:style-name="T21">18<text:line-break/><text:line-break/>Je vais coucher a Neuviller, que je trouve<text:line-break/>fort embelli. On fait les murs du parc, qui<text:line-break/>sont bien avancés. L'etang est empoissonné,<text:line-break/>les peupliers plantés en differens endroits s'elevent.<text:line-break/>La digue ou jettée de pierres sur la Mozelle a <text:line-break/>sauvé les clos dans le dernier édbordements.<text:line-break/>Le village de Flavigny n'en a point souffert non<text:line-break/>plus et a été preservé par d'autres jettées,<text:line-break/>sans lesquelles l’Église et partie du village<text:line-break/>etoient emportés.</text:span></text:p>
      <text:p text:style-name="P8"><text:span text:style-name="T21"/></text:p>
      <text:p text:style-name="P8"><text:span text:style-name="T21">19<text:line-break/><text:line-break/>le lendemain je vais diner à Ubexi.</text:span></text:p>
      <text:p text:style-name="P8"><text:span text:style-name="T21"/></text:p>
      <text:p text:style-name="P8"><text:span text:style-name="T21">20<text:line-break/><text:line-break/>Le vingt j'en pars avec M</text:span><text:span text:style-name="T12">lle</text:span><text:span text:style-name="T21">. De Tilly et<text:line-break/>de Jevaincourt pour la verrerie de Porcieux.<text:line-break/>Mad. Durival qui etoit à cheval à côté<text:line-break/>de la voiture, tombe sous son cheval et entres<text:line-break/>les rouës de la voiture, dans un grand danger<text:line-break/>d'y périr : mais les chevaux aiant été arretés<text:line-break/></text:span><text:span text:style-name="T22">tout court par mon cocher, aux cris des<text:line-break/>demoiselles, cela s'est borné à des contusions,</text:span></text:p>
      <text:p text:style-name="P20"><text:span text:style-name="T21">146</text:span></text:p>
      <text:p text:style-name="P9"><text:span text:style-name="T21">foullures de nerfs et a quelques petites<text:line-break/>écorchures, dont on ne s'est aperçu qu'à<text:line-break/>la verrerie. Nous en avons vû tout le<text:line-break/>travail avec M. Plassiard l'un des entrepreneurs,<text:line-break/>et sommes convenu coucher à Ubexi, où Mad<text:line-break/>Durival a renoncé au cheval.</text:span></text:p>
      <text:p text:style-name="P9"><text:span text:style-name="T21"/></text:p>
      <text:p text:style-name="P9"><text:span text:style-name="T21">21<text:line-break/><text:line-break/>Revenu dîner à Neuviller, et de là coucher<text:line-break/>à Nancy, où je trouve des nouvelles de<text:line-break/>mes freres par leurs lettres des 17 et 18.</text:span></text:p>
      <text:p text:style-name="P9"><text:span text:style-name="T21">Le 19 on avoit affiché à Nancy un arrêt<text:line-break/>du Parlement de Paris du 11 juillet, touchant<text:line-break/>les édpositaires et retentionnaires des effet<text:line-break/>des jesuites de Lorraine.</text:span></text:p>
      <text:p text:style-name="P9"><text:span text:style-name="T21"/></text:p>
      <text:p text:style-name="P9"><text:span text:style-name="T21">22<text:line-break/><text:line-break/>J'ai vû aujourdhui le jeune Puiseur, , Con</text:span><text:span text:style-name="T12">er </text:span><text:span text:style-name="T21">; de<text:line-break/>l'hotel de ville, il a quitté depuis trois jours<text:line-break/>la chartreuse de Bosserville, où il a demeuré<text:line-break/>un an dans le dessein d'y faire profession.</text:span></text:p>
      <text:p text:style-name="P9"><text:span text:style-name="T21"/></text:p>
      <text:p text:style-name="P9"><text:span text:style-name="T21">23<text:line-break/><text:line-break/>On parle beaucoup d'un mémoire attribué<text:line-break/>à la Ch. de C. dans lequel la Cour Souveraine<text:line-break/>est fort maltraitées ; elle s'est assemblée plus</text:span><text:span text:style-name="T12">rs</text:span><text:span text:style-name="T21">.<text:line-break/>Fois à cette occasion.</text:span></text:p>
      <text:p text:style-name="P9"><text:span text:style-name="T21"/></text:p>
      <text:p text:style-name="P9"><text:span text:style-name="T21">24<text:line-break/><text:line-break/>J'avois permis au Pantonimes de jouer<text:line-break/>demain ête du Roy. Les off</text:span><text:span text:style-name="T12">rs</text:span><text:span text:style-name="T21"> de la garnison<text:line-break/>ont désirés qu'il y eut plutot opera bouffon,<text:line-break/>et bal. J'avois refusé l'un et l'autre mais<text:line-break/>j'ai parlé ce soir à M. de Montesquiou<text:line-break/>et il a été arrangé que les bouffons joueroient</text:span></text:p>
      <text:p text:style-name="P21"><text:span text:style-name="T21">mais que les autres seroient indemnisés sur<text:line-break/>le produit du bal. La troupe de Fleury<text:line-break/>revient après demain.</text:span></text:p>
      <text:p text:style-name="P9"><text:span text:style-name="T21"/></text:p>
      <text:p text:style-name="P10"><text:span text:style-name="T21">25<text:line-break/><text:line-break/>Mad.<text:tab/>de Beauvau, marquise<text:line-break/></text:span><text:span text:style-name="T23">Dèsarmoises est morte à quatre heures<text:line-break/>du matin, au château Fléville, des suites<text:line-break/>d'un cancer au sein, contre lequel elle prenoit<text:line-break/>des remédes depuis trois mois. M. Desarmoises<text:line-break/>est revenu sur le champ à Nancy. Mad</text:span><text:span text:style-name="T13">e</text:span><text:span text:style-name="T23"><text:line-break/>Dèsarmoises etoit sœur du marquis de<text:line-break/>Beauvau tué devant Ypres.</text:span></text:p>
      <text:p text:style-name="P11"><text:span text:style-name="T23">M. Gallois, cyd sec</text:span><text:span text:style-name="T13">re</text:span><text:span text:style-name="T23">. d’État en Lorraine partit<text:line-break/>hier pour aller résider à Paris</text:span></text:p>
      <text:p text:style-name="P11"><text:span text:style-name="T24">Voici comment la fête du Roy a été célébrée<text:line-break/>à Nancy. hier on sonna en volée à toutes les<text:line-break/>Eglises à 6 h. du soir, aujourdhui à 6 h. du matin, à midi et<text:line-break/>à 6 h. du soir. La comédie a commencé à 4 h.<text:line-break/>à six le reg</text:span><text:span text:style-name="T14">t</text:span><text:span text:style-name="T24">. du Roy a pris les armes. À 7 h.<text:line-break/>plusieurs décharges d'artillerie ; ensuite deux<text:line-break/>salves de monsqueterie à feu roulanbt sur tout<text:line-break/>le cordon des ramparts de la vieille ville. Un peu<text:line-break/>avant huit heures le feu d'artifice préparé<text:line-break/>sur la place roïale au pié et autour de la <text:line-break/>statuë de L. XV à été exécuté, ce qui a<text:line-break/>duré un peu plus de demie heure. Un<text:line-break/>cercle de grenadiers etoit à 20 pas de<text:line-break/>distance, et derriere eux, aux fenetres<text:line-break/>sur les balcons de l'hotel de ville un peuple<text:line-break/>immense. On a beaucoup crié vive le Roy,<text:line-break/>la musique du Roy a joué pendant tout<text:line-break/>ce tems. À dix heures le bal a commencé</text:span></text:p>
      <text:p text:style-name="P22"><text:span text:style-name="T21">147</text:span></text:p>
      <text:p text:style-name="P12"><text:span text:style-name="T21">et a duré toute la nuit. La comedie n'etoit<text:line-break/>point finie à la premiere édcharge de<text:line-break/>mousqueterie, quand elle s'est faite vis<text:line-break/>à vis de la comedie, elle y a fait un bruit<text:line-break/>comme si le theatre s'enfonçoit, tout le monde<text:line-break/>s'est mis en disposition de fuir ; et on s'est<text:line-break/>enfin rassuré.</text:span><text:span text:style-name="T25">6<text:line-break/><text:line-break/>Il y a quelque tems qu'on a tenu conseil<text:line-break/>de guerre, contre deux soldats du reg</text:span><text:span text:style-name="T15">t</text:span><text:span text:style-name="T25">. du Roy.<text:line-break/>Les juges avoient ordonnée un plus amplement<text:line-break/>informé, contre l'avis de M. de Montesquiou<text:line-break/>du commandant du Corps et des officiers</text:span></text:p>
      <text:p text:style-name="P24"><text:span text:style-name="T21">majors persuadés de la nécessité d'un exemple.<text:line-break/>On a ecrit à la Cour et il est arrivé une<text:line-break/>lettre du ministre sur laquelle on a tenu<text:line-break/>aujourdhui un nouveau Conseil de guerre.<text:line-break/>Les deux deserteurs ont eu aujourdhui<text:line-break/>la tête cassée à 3 h. ap. midi.</text:span></text:p>
      <text:p text:style-name="P13"><text:span text:style-name="T21">Mad. Dèsarmoises a été inhumée<text:line-break/>aujourdhui dans la chapelle du château<text:line-break/>de Fléville. Il s'y est trouvé quelques<text:line-break/>gentilshommes et les gens du village.</text:span></text:p>
      <text:p text:style-name="P13"><text:span text:style-name="T21"/></text:p>
      <text:p text:style-name="P13"><text:span text:style-name="T21">27<text:line-break/><text:line-break/>Je reçois de Compiégne une lettre du 24<text:line-break/>qui marque que tous les députés de la Lorr</text:span><text:span text:style-name="T12">e</text:span><text:span text:style-name="T21">.<text:line-break/>et du barrois y sont rassemblés, et qu'on y<text:line-break/>a vû les S</text:span><text:span text:style-name="T12">rs</text:span><text:span text:style-name="T21">. Coster et Doyen.</text:span></text:p>
      <text:p text:style-name="P13"><text:span text:style-name="T21"/></text:p>
      <text:p text:style-name="P13"><text:span text:style-name="T21">29<text:line-break/><text:line-break/>J'ai payé au S. Mengin à la Malgrange<text:line-break/>90</text:span><text:span text:style-name="T12">#</text:span><text:span text:style-name="T21">. 10</text:span><text:span text:style-name="T12">s</text:span><text:span text:style-name="T21">. Pour 133 piés de taille, 2 colonnes de</text:span></text:p>
      <text:p text:style-name="P23"><text:span text:style-name="T21">de bois, leurs bases et chapiteaux. Et je lui avoit<text:line-break/>payé précédemment 12</text:span><text:span text:style-name="T12">#</text:span><text:span text:style-name="T21">. 10</text:span><text:span text:style-name="T12">s</text:span><text:span text:style-name="T21">. pour des marches.</text:span></text:p>
      <text:p text:style-name="P13"><text:span text:style-name="T21">J'ai fait arrêter aujourdhui et mettre a la<text:line-break/>conciergerie </text:span><text:span text:style-name="T26">le</text:span><text:span text:style-name="T21"> S. Chapuis, directeur de l'opéra<text:line-break/>bouffon, qui ne payoit pas les bourgeois ; et<text:line-break/>un de ses pensionnaires qui m'avoit menacé.</text:span></text:p>
      <text:p text:style-name="P14"><text:span text:style-name="T21">Au bâtiment de ville à la venerie une ouvrier a été dans<text:line-break/>les fondations couvert de vingt tombereaux de<text:line-break/>terre, presque à ma vuë, par un bonheur<text:line-break/>singulier il n'a point eu de mal, après avoir <text:line-break/>été découvert.</text:span></text:p>
      <text:p text:style-name="P14"><text:span text:style-name="T21"/></text:p>
      <text:p text:style-name="P14"><text:span text:style-name="T21">30<text:line-break/><text:line-break/>Montaigu et le bien de Mad. Prevost à<text:line-break/>Jarville, on été ajuégs aujourdhui à M.<text:line-break/>Launay fils à la somme de 62000</text:span><text:span text:style-name="T12">#</text:span><text:span text:style-name="T21">. de<text:line-break/>France. Il n'en avoit d'abord offert que<text:line-break/>50000</text:span><text:span text:style-name="T12">#</text:span><text:span text:style-name="T21">. mais il a eu des concurrents.</text:span></text:p>
      <text:p text:style-name="P14"><text:span text:style-name="T21">La troupe de Fleury, de retour de Dijon,<text:line-break/>a recommencé à jouer aujourdhui.</text:span></text:p>
      <text:p text:style-name="P14"><text:span text:style-name="T21"/></text:p>
      <text:p text:style-name="P14"><text:span text:style-name="T21">31<text:line-break/><text:line-break/>M. l'Intendant, qui partit hier de Paris<text:line-break/>à 6 h. du matin, est arrivé ici aujourdhui<text:line-break/>à 8 </text:span><text:span text:style-name="T12">1</text:span><text:span text:style-name="T21">/</text:span><text:span text:style-name="T18">2</text:span><text:span text:style-name="T21"> du soir, avec M. Bremont. Mon<text:line-break/>jeune frere reste à Paris, et sera<text:line-break/>aurpès de M. De la Galaisiere pere.</text:span></text:p>
      <text:p text:style-name="P14"><text:span text:style-name="T21">Cela n'a pas eu lie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178dfc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178dfc"/>
    </style:style>
    <style:style style:name="MT4" style:family="text">
      <style:text-properties officeooo:rsid="000db7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Août</text:span><text:tab/>176<text:span text:style-name="MT4">6</text:span>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7:57:32.124612000</meta:creation-date>
    <dc:date>2016-01-23T21:40:17.118041000</dc:date>
    <meta:editing-duration>PT46M34S</meta:editing-duration>
    <meta:editing-cycles>9</meta:editing-cycles>
    <meta:generator>LibreOffice/5.0.4.2$MacOSX_X86_64 LibreOffice_project/2b9802c1994aa0b7dc6079e128979269cf95bc78</meta:generator>
    <meta:document-statistic meta:table-count="0" meta:image-count="0" meta:object-count="0" meta:page-count="10" meta:paragraph-count="66" meta:word-count="2177" meta:character-count="11745" meta:non-whitespace-character-count="9604"/>
  </office:meta>
</office:document-meta>
</file>